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509dd3" officeooo:paragraph-rsid="003c4594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87d159" officeooo:paragraph-rsid="005267e9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5267e9"/>
    </style:style>
    <style:style style:name="P4" style:family="paragraph" style:parent-style-name="Standard">
      <style:text-properties fo:color="#ff3333" fo:font-size="18pt" fo:font-weight="bold" officeooo:rsid="007e2c77" officeooo:paragraph-rsid="005267e9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0000" fo:font-weight="bold" officeooo:paragraph-rsid="003c4594"/>
    </style:style>
    <style:style style:name="P6" style:family="paragraph" style:parent-style-name="Standard">
      <style:text-properties fo:font-weight="bold" officeooo:rsid="0087d159" officeooo:paragraph-rsid="0087d159"/>
    </style:style>
    <style:style style:name="P7" style:family="paragraph" style:parent-style-name="Standard">
      <style:text-properties fo:font-weight="bold" officeooo:rsid="005267e9" officeooo:paragraph-rsid="005267e9"/>
    </style:style>
    <style:style style:name="P8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.079cm" fo:margin-right="0cm" fo:text-indent="0cm" style:auto-text-indent="false"/>
      <style:text-properties fo:color="#000000" fo:font-weight="bold" officeooo:rsid="00979784" officeooo:paragraph-rsid="00979784" style:font-weight-asian="bold" style:font-weight-complex="bold"/>
    </style:style>
    <style:style style:name="P11" style:family="paragraph" style:parent-style-name="Standard">
      <style:paragraph-properties fo:margin-left="0.079cm" fo:margin-right="0cm" fo:text-indent="0cm" style:auto-text-indent="false"/>
      <style:text-properties fo:color="#000000" fo:font-weight="bold" officeooo:rsid="009849d0" officeooo:paragraph-rsid="009849d0" style:font-weight-asian="bold" style:font-weight-complex="bold"/>
    </style:style>
    <style:style style:name="P12" style:family="paragraph" style:parent-style-name="Standard">
      <style:paragraph-properties fo:margin-left="0.079cm" fo:margin-right="0cm" fo:text-indent="0cm" style:auto-text-indent="false"/>
      <style:text-properties fo:color="#000000" fo:font-weight="bold" officeooo:rsid="00991fd3" officeooo:paragraph-rsid="00991fd3" style:font-weight-asian="bold" style:font-weight-complex="bold"/>
    </style:style>
    <style:style style:name="P13" style:family="paragraph" style:parent-style-name="Standard" style:list-style-name="L1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14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17aa4e" style:font-size-asian="18pt" style:font-weight-asian="bold" style:font-size-complex="18pt" style:font-weight-complex="bold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fo:color="#0066cc" fo:font-size="18pt" fo:font-weight="bold" officeooo:rsid="00944de1" officeooo:paragraph-rsid="00944de1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ff00cc" fo:font-size="18pt" fo:letter-spacing="normal" fo:font-style="normal" fo:font-weight="bold" officeooo:rsid="00956eb9" officeooo:paragraph-rsid="00956eb9" style:font-size-asian="18pt" style:font-weight-asian="bold" style:font-size-complex="18pt" style:font-weight-complex="bold"/>
    </style:style>
    <style:style style:name="P17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956eb9" officeooo:paragraph-rsid="00956eb9" style:font-size-asian="18pt" style:font-weight-asian="bold" style:font-size-complex="18pt" style:font-weight-complex="bold"/>
    </style:style>
    <style:style style:name="P18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9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8ad771" style:font-weight-asian="bold" style:font-weight-complex="bold"/>
    </style:style>
    <style:style style:name="P20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rsid="0097144d" officeooo:paragraph-rsid="0097144d" style:font-weight-asian="bold" style:font-weight-complex="bold"/>
    </style:style>
    <style:style style:name="P21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8c364e" style:font-weight-asian="bold" style:font-weight-complex="bold"/>
    </style:style>
    <style:style style:name="P22" style:family="paragraph" style:parent-style-name="Standard" style:list-style-name="L1">
      <style:paragraph-properties fo:margin-left="0.079cm" fo:margin-right="0cm" fo:text-indent="0cm" style:auto-text-indent="false"/>
      <style:text-properties fo:font-weight="bold" officeooo:rsid="0097144d" officeooo:paragraph-rsid="0097144d" style:font-weight-asian="bold" style:font-weight-complex="bold"/>
    </style:style>
    <style:style style:name="P23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15bed2" style:font-size-asian="18pt" style:font-weight-asian="bold" style:font-size-complex="18pt" style:font-weight-complex="bold"/>
    </style:style>
    <style:style style:name="T3" style:family="text">
      <style:text-properties fo:font-size="18pt" officeooo:rsid="00509dd3" style:font-size-asian="18pt" style:font-weight-asian="bold" style:font-size-complex="18pt" style:font-weight-complex="bold"/>
    </style:style>
    <style:style style:name="T4" style:family="text">
      <style:text-properties fo:font-size="18pt" officeooo:rsid="008fba23" style:font-size-asian="18pt" style:font-weight-asian="bold" style:font-size-complex="18pt" style:font-weight-complex="bold"/>
    </style:style>
    <style:style style:name="T5" style:family="text">
      <style:text-properties fo:font-size="18pt" officeooo:rsid="0090daec" style:font-size-asian="18pt" style:font-weight-asian="bold" style:font-size-complex="18pt" style:font-weight-complex="bold"/>
    </style:style>
    <style:style style:name="T6" style:family="text">
      <style:text-properties fo:font-size="18pt" officeooo:rsid="0091b40e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fo:color="#000000" fo:letter-spacing="normal" fo:font-style="normal" officeooo:rsid="003c4594"/>
    </style:style>
    <style:style style:name="T9" style:family="text">
      <style:text-properties fo:font-variant="normal" fo:text-transform="none" fo:color="#000000" fo:letter-spacing="normal" fo:font-style="normal" officeooo:rsid="008ef273"/>
    </style:style>
    <style:style style:name="T10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11" style:family="text">
      <style:text-properties fo:font-variant="normal" fo:text-transform="none" fo:color="#000000" fo:font-size="18pt" fo:letter-spacing="normal" fo:font-style="normal" officeooo:rsid="008ef273" style:font-size-asian="18pt" style:font-size-complex="18pt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officeooo:rsid="00873e2d"/>
    </style:style>
    <style:style style:name="T14" style:family="text">
      <style:text-properties fo:font-variant="normal" fo:text-transform="none" fo:letter-spacing="normal" fo:font-style="normal" officeooo:rsid="009af486"/>
    </style:style>
    <style:style style:name="T15" style:family="text">
      <style:text-properties fo:font-variant="normal" fo:text-transform="none" fo:color="#0066cc" fo:font-size="18pt" fo:letter-spacing="normal" fo:font-style="normal" style:font-size-asian="18pt" style:font-size-complex="18pt"/>
    </style:style>
    <style:style style:name="T16" style:family="text">
      <style:text-properties fo:font-variant="normal" fo:text-transform="none" fo:color="#0066cc" fo:font-size="18pt" fo:letter-spacing="normal" fo:font-style="normal" officeooo:rsid="008ad771" style:font-size-asian="18pt" style:font-size-complex="18pt"/>
    </style:style>
    <style:style style:name="T17" style:family="text">
      <style:text-properties fo:font-variant="normal" fo:text-transform="none" fo:color="#0066cc" fo:font-size="18pt" fo:letter-spacing="normal" fo:font-style="normal" officeooo:rsid="008c364e" style:font-size-asian="18pt" style:font-size-complex="18pt"/>
    </style:style>
    <style:style style:name="T18" style:family="text">
      <style:text-properties fo:font-variant="normal" fo:text-transform="none" fo:color="#0066cc" fo:font-size="18pt" fo:letter-spacing="normal" fo:font-style="normal" officeooo:rsid="008cf85d" style:font-size-asian="18pt" style:font-size-complex="18pt"/>
    </style:style>
    <style:style style:name="T19" style:family="text">
      <style:text-properties fo:font-variant="normal" fo:text-transform="none" fo:color="#0066cc" fo:font-size="18pt" fo:letter-spacing="normal" fo:font-style="normal" officeooo:rsid="00979784" style:font-size-asian="18pt" style:font-size-complex="18pt"/>
    </style:style>
    <style:style style:name="T20" style:family="text">
      <style:text-properties fo:font-variant="normal" fo:text-transform="none" fo:color="#0066cc" fo:font-size="18pt" fo:letter-spacing="normal" fo:font-style="normal" officeooo:rsid="0090daec" style:font-size-asian="18pt" style:font-size-complex="18pt"/>
    </style:style>
    <style:style style:name="T21" style:family="text">
      <style:text-properties fo:font-variant="normal" fo:text-transform="none" fo:color="#0066cc" fo:font-size="18pt" fo:letter-spacing="normal" fo:font-style="normal" officeooo:rsid="0091b40e" style:font-size-asian="18pt" style:font-size-complex="18pt"/>
    </style:style>
    <style:style style:name="T22" style:family="text">
      <style:text-properties officeooo:rsid="002a6821"/>
    </style:style>
    <style:style style:name="T23" style:family="text">
      <style:text-properties officeooo:rsid="0054b68a"/>
    </style:style>
    <style:style style:name="T24" style:family="text">
      <style:text-properties officeooo:rsid="00551f18"/>
    </style:style>
    <style:style style:name="T25" style:family="text">
      <style:text-properties fo:color="#000000"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2">P</text:span>lan piosenek <text:span text:style-name="T24">2014.01.21</text:span></text:p>
      <text:p text:style-name="P9">#########<text:span text:style-name="T23">## Chyba grupki </text:span>####################</text:p>
      <text:list xml:id="list6033063311918786980" text:style-name="L1">
        <text:list-header>
          <text:p text:style-name="P14"><text:span text:style-name="T8">1. <text:s/></text:span><text:span text:style-name="T9">Niechaj zstąpi Duch Twój</text:span></text:p>
          <text:p text:style-name="P15"><text:span text:style-name="T13">k</text:span><text:span text:style-name="T12">oło 1: ref </text:span><text:span text:style-name="T14">(slajd 3)</text:span><text:span text:style-name="T12"> x1; koło 2: norm;</text:span></text:p>
          <text:p text:style-name="P16">modlitwa językami</text:p>
          <text:p text:style-name="P17">potem ref. x1</text:p>
          <text:p text:style-name="P18"/>
          <text:p text:style-name="P19"><text:span text:style-name="T10">2. <text:s/></text:span><text:span text:style-name="T11">Raduje się dusza ma</text:span></text:p>
          <text:p text:style-name="P20"><text:span text:style-name="T16">n</text:span><text:span text:style-name="T15">orm</text:span></text:p>
          <text:p text:style-name="P13"/>
          <text:p text:style-name="P21"><text:span text:style-name="T7">3</text:span><text:span text:style-name="T25">. <text:s/></text:span><text:span text:style-name="T11">Tyś wolność nam dał</text:span></text:p>
          <text:p text:style-name="P22"><text:span text:style-name="T15">z x1 </text:span><text:span text:style-name="T17">r</text:span><text:span text:style-name="T15">ef. X2 </text:span><text:span text:style-name="T19">norm</text:span></text:p>
          <text:p text:style-name="P23"/>
        </text:list-header>
      </text:list>
      <text:p text:style-name="P5"><text:span text:style-name="T2">4</text:span><text:span text:style-name="T1">. <text:s/></text:span><text:span text:style-name="T4">Niepojęty, Niezmierzony</text:span></text:p>
      <text:p text:style-name="P10"><text:span text:style-name="T18">n</text:span><text:span text:style-name="T15">orm ciągiem x1 na slajd jak leci</text:span></text:p>
      <text:p text:style-name="P1"/>
      <text:p text:style-name="P7"><text:span text:style-name="T3">5. </text:span><text:span text:style-name="T5">Śpiewajmy Mu, dziękujmy Mu</text:span></text:p>
      <text:p text:style-name="P11"><text:span text:style-name="T20">z</text:span><text:span text:style-name="T15">1 x2, ref x2, z2 x1, ref x2</text:span></text:p>
      <text:p text:style-name="P2"/>
      <text:p text:style-name="P6"><text:span text:style-name="T1">6. </text:span><text:span text:style-name="T6">Zaufałem Panu i już</text:span></text:p>
      <text:p text:style-name="P12"><text:span text:style-name="T21">j</text:span><text:span text:style-name="T15">ak napisane</text:span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M46S</meta:editing-duration>
    <meta:editing-cycles>174</meta:editing-cycles>
    <meta:generator>LibreOffice/4.1.2.3$Windows_x86 LibreOffice_project/40b2d7fde7e8d2d7bc5a449dc65df4d08a7dd38</meta:generator>
    <dc:date>2014-01-19T23:23:29.686000000</dc:date>
    <meta:document-statistic meta:table-count="0" meta:image-count="0" meta:object-count="0" meta:page-count="1" meta:paragraph-count="16" meta:word-count="72" meta:character-count="384" meta:non-whitespace-character-count="324"/>
    <meta:user-defined meta:name="Info 1"/>
    <meta:user-defined meta:name="Info 2"/>
    <meta:user-defined meta:name="Info 3"/>
    <meta:user-defined meta:name="Info 4"/>
  </office:meta>
</office:document-meta>
</file>